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4pt"/>
    </style:style>
    <style:style style:name="P4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4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P5" style:family="paragraph">
      <style:paragraph-properties fo:margin-left="0cm" fo:margin-right="0cm" fo:text-indent="0cm" style:text-autospace="none"/>
      <style:text-properties fo:color="#000000" fo:font-family="'Courier New'" style:font-style-name="Regular" style:font-family-generic="modern" style:font-pitch="fixed" fo:font-size="14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P6" style:family="paragraph">
      <style:paragraph-properties fo:margin-left="0cm" fo:margin-right="0cm" fo:text-indent="0cm" style:text-autospace="none"/>
      <style:text-properties fo:font-family="'Courier New'" style:font-style-name="Regular" style:font-family-generic="modern" style:font-pitch="fixed" fo:font-size="14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color="#000000" style:text-outline="false" style:text-line-through-style="none" fo:font-family="'Courier New'" style:font-family-generic="modern" style:font-pitch="fixed" fo:font-style="normal" fo:text-shadow="none" style:text-underline-style="none" style:letter-kerning="true" style:font-family-asian="'Courier New'" style:font-family-generic-asian="modern" style:font-pitch-asian="fixed" style:font-size-asian="18pt" style:font-style-asian="normal" style:font-family-complex="'Courier New'" style:font-family-generic-complex="modern" style:font-pitch-complex="fixed" style:font-size-complex="18pt" style:font-style-complex="normal" style:text-emphasize="none" style:font-relief="none"/>
    </style:style>
    <style:style style:name="T3" style:family="text">
      <style:text-properties fo:color="#000000" style:text-outline="false" style:text-line-through-style="none" fo:font-family="'Courier New'" style:font-family-generic="modern" style:font-pitch="fixed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4" style:family="text">
      <style:text-properties fo:color="#000000" style:text-outline="false" style:text-line-through-style="none" fo:font-family="'Courier New'" style:font-family-generic="modern" style:font-pitch="fixed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5" style:family="text">
      <style:text-properties fo:color="#4f6fa7" style:text-outline="false" style:text-line-through-style="none" fo:font-family="'Courier New'" style:font-family-generic="modern" style:font-pitch="fixed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6" style:family="text">
      <style:text-properties style:text-outline="false" style:text-line-through-style="none" fo:font-style="normal" fo:text-shadow="none" style:letter-kerning="true" style:font-style-asian="normal" style:font-style-complex="normal" style:text-emphasize="none" style:font-relief="none"/>
    </style:style>
    <style:style style:name="T7" style:family="text">
      <style:text-properties fo:color="#000000" style:text-outline="false" style:text-line-through-style="none" fo:font-style="normal" fo:text-shadow="none" fo:font-weight="bold" style:letter-kerning="true" style:font-family-asian="'Courier New'" style:font-family-generic-asian="modern" style:font-pitch-asian="fixed" style:font-style-asian="normal" style:font-weight-asian="bold" style:font-family-complex="'Courier New'" style:font-family-generic-complex="modern" style:font-pitch-complex="fixed" style:font-style-complex="normal" style:font-weight-complex="bold" style:text-emphasize="none" style:font-relief="none"/>
    </style:style>
    <style:style style:name="T8" style:family="text">
      <style:text-properties style:text-outline="false" style:text-line-through-style="none" fo:font-style="normal" fo:text-shadow="none" fo:font-weight="normal" style:letter-kerning="true" style:font-style-asian="normal" style:font-weight-asian="normal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style="normal" fo:text-shadow="none" style:text-underline-style="solid" style:text-underline-width="auto" style:text-underline-color="font-color" fo:font-weight="normal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fo:font-style="normal" fo:text-shadow="none" style:text-underline-style="none" fo:font-weight="normal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/>
    </style:style>
    <style:style style:name="T11" style:family="text">
      <style:text-properties fo:color="#000000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2" style:family="text">
      <style:text-properties fo:color="#000000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13" style:family="text">
      <style:text-properties fo:color="#4f6fa7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4" style:family="text">
      <style:text-properties fo:color="#00007f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5" style:family="text">
      <style:text-properties fo:color="#000000" style:text-outline="false" style:text-line-through-style="none" fo:font-style="normal" fo:text-shadow="none" style:text-underline-style="none" style:letter-kerning="true" style:font-family-asian="'Courier New'" style:font-family-generic-asian="modern" style:font-pitch-asian="fixed" style:font-style-asian="normal" style:font-family-complex="'Courier New'" style:font-family-generic-complex="modern" style:font-pitch-complex="fixed" style:font-style-complex="normal" style:text-emphasize="none" style:font-relief="none"/>
    </style:style>
    <style:style style:name="T16" style:family="text">
      <style:text-properties fo:color="#000000" style:text-outline="false" style:text-line-through-style="none" fo:font-style="normal" fo:text-shadow="none" style:text-underline-style="none" fo:font-weight="bold" style:letter-kerning="true" style:font-family-asian="'Courier New'" style:font-family-generic-asian="modern" style:font-pitch-asian="fixed" style:font-style-asian="normal" style:font-weight-asian="bold" style:font-family-complex="'Courier New'" style:font-family-generic-complex="modern" style:font-pitch-complex="fixed" style:font-style-complex="normal" style:font-weight-complex="bold" style:text-emphasize="none" style:font-relief="none"/>
    </style:style>
    <style:style style:name="T17" style:family="text">
      <style:text-properties fo:color="#4f6fa7" style:text-outline="false" style:text-line-through-style="none" fo:font-style="normal" fo:text-shadow="none" style:text-underline-style="none" fo:font-weight="normal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/>
    </style:style>
    <style:style style:name="T18" style:family="text">
      <style:text-properties style:text-outline="false" style:text-line-through-style="none" fo:font-style="normal" fo:text-shadow="none" style:text-underline-style="none" style:letter-kerning="true" style:font-style-asian="normal" style:font-style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6.238cm" svg:height="0.963cm" svg:x="3.451cm" svg:y="3.127cm">
          <draw:text-box>
            <text:p text:style-name="P1">Import raw FCS files</text:p>
          </draw:text-box>
        </draw:frame>
        <draw:frame draw:style-name="gr1" draw:layer="layout" svg:width="6.86cm" svg:height="0.963cm" svg:x="3.323cm" svg:y="6.073cm">
          <draw:text-box>
            <text:p text:style-name="P1">Per well compensation</text:p>
          </draw:text-box>
        </draw:frame>
        <draw:frame draw:style-name="gr1" draw:layer="layout" svg:width="9.062cm" svg:height="0.963cm" svg:x="2.088cm" svg:y="8.102cm">
          <draw:text-box>
            <text:p text:style-name="P1">Select population(s) of interest</text:p>
          </draw:text-box>
        </draw:frame>
        <draw:frame draw:style-name="gr1" draw:layer="layout" svg:width="5.26cm" svg:height="0.963cm" svg:x="4.014cm" svg:y="11.714cm">
          <draw:text-box>
            <text:p text:style-name="P1">Set control gates</text:p>
          </draw:text-box>
        </draw:frame>
        <draw:frame draw:style-name="gr1" draw:layer="layout" svg:width="5.895cm" svg:height="0.963cm" svg:x="3.702cm" svg:y="13.55cm">
          <draw:text-box>
            <text:p text:style-name="P1">Score test samples</text:p>
          </draw:text-box>
        </draw:frame>
        <draw:frame draw:style-name="gr1" draw:layer="layout" svg:width="7.114cm" svg:height="0.963cm" svg:x="3.049cm" svg:y="10.001cm">
          <draw:text-box>
            <text:p text:style-name="P1">Per plate quality control</text:p>
          </draw:text-box>
        </draw:frame>
        <draw:frame draw:style-name="gr1" draw:layer="layout" svg:width="7.724cm" svg:height="0.963cm" svg:x="2.769cm" svg:y="17.254cm">
          <draw:text-box>
            <text:p text:style-name="P1">Generate report and plots</text:p>
          </draw:text-box>
        </draw:frame>
        <draw:frame draw:style-name="gr1" draw:layer="layout" svg:width="7.216cm" svg:height="0.963cm" svg:x="3.048cm" svg:y="15.417cm">
          <draw:text-box>
            <text:p text:style-name="P1">Annotation and analysis</text:p>
          </draw:text-box>
        </draw:frame>
        <draw:line draw:style-name="gr2" draw:text-style-name="P2" draw:layer="layout" svg:x1="6.598cm" svg:y1="7.2cm" svg:x2="6.598cm" svg:y2="8.009cm">
          <text:p text:style-name="P1"/>
        </draw:line>
        <draw:line draw:style-name="gr2" draw:text-style-name="P2" draw:layer="layout" svg:x1="6.661cm" svg:y1="16.29cm" svg:x2="6.661cm" svg:y2="17.099cm">
          <text:p text:style-name="P1"/>
        </draw:line>
        <draw:line draw:style-name="gr2" draw:text-style-name="P2" draw:layer="layout" svg:x1="6.58cm" svg:y1="4.308cm" svg:x2="6.58cm" svg:y2="5.971cm">
          <text:p text:style-name="P1"/>
        </draw:line>
        <draw:line draw:style-name="gr2" draw:text-style-name="P2" draw:layer="layout" svg:x1="6.629cm" svg:y1="9.007cm" svg:x2="6.629cm" svg:y2="9.816cm">
          <text:p text:style-name="P1"/>
        </draw:line>
        <draw:line draw:style-name="gr2" draw:text-style-name="P2" draw:layer="layout" svg:x1="6.629cm" svg:y1="10.874cm" svg:x2="6.629cm" svg:y2="11.683cm">
          <text:p text:style-name="P1"/>
        </draw:line>
        <draw:line draw:style-name="gr2" draw:text-style-name="P2" draw:layer="layout" svg:x1="6.629cm" svg:y1="12.649cm" svg:x2="6.629cm" svg:y2="13.458cm">
          <text:p text:style-name="P1"/>
        </draw:line>
        <draw:line draw:style-name="gr2" draw:text-style-name="P2" draw:layer="layout" svg:x1="6.66cm" svg:y1="14.516cm" svg:x2="6.66cm" svg:y2="15.325cm">
          <text:p text:style-name="P1"/>
        </draw:line>
        <draw:frame draw:style-name="gr1" draw:text-style-name="P3" draw:layer="layout" svg:width="12.439cm" svg:height="2.389cm" svg:x="10.958cm" svg:y="2.678cm">
          <draw:text-box>
            <text:p text:style-name="P3"><text:span text:style-name="T1">&gt; library(plateCore)</text:span></text:p>
            <text:p text:style-name="P3"><text:span text:style-name="T1">&gt; data(plateCore)</text:span></text:p>
            <text:p text:style-name="P4"><text:span text:style-name="T2">&gt; pbmcFP </text:span><text:span text:style-name="T3">&lt;-</text:span><text:span text:style-name="T4"> flowPlate(pbmcPlate,</text:span></text:p>
            <text:p text:style-name="P4"><text:span text:style-name="T4"><text:tab/></text:span><text:span text:style-name="T4">wellAnnotation,plateName=</text:span><text:span text:style-name="T5">"PBMC.001"</text:span><text:span text:style-name="T4">)</text:span></text:p>
          </draw:text-box>
        </draw:frame>
        <draw:frame draw:style-name="gr1" draw:text-style-name="P5" draw:layer="layout" svg:width="15.319cm" svg:height="0.814cm" svg:x="11.058cm" svg:y="6.139cm">
          <draw:text-box>
            <text:p text:style-name="P5"><text:span text:style-name="T6">&gt; </text:span><text:span text:style-name="T2">pbmcFP</text:span><text:span text:style-name="T6"> </text:span><text:span text:style-name="T7">&lt;-</text:span><text:span text:style-name="T8"> compensate(</text:span><text:span text:style-name="T4">pbmcFP</text:span><text:span text:style-name="T8">,</text:span><text:span text:style-name="T9">compensation</text:span><text:span text:style-name="T10">.matrix)</text:span></text:p>
          </draw:text-box>
        </draw:frame>
        <draw:frame draw:style-name="gr1" draw:text-style-name="P6" draw:layer="layout" svg:width="13.032cm" svg:height="1.339cm" svg:x="11.229cm" svg:y="8.242cm">
          <draw:text-box>
            <text:p text:style-name="P6"><text:span text:style-name="T2">&gt; pbmcFP</text:span><text:span text:style-name="T11"> </text:span><text:span text:style-name="T12">&lt;-</text:span><text:span text:style-name="T11"> Subset(</text:span><text:span text:style-name="T2">pbmcFP</text:span><text:span text:style-name="T11">, rectangleGate(</text:span></text:p>
            <text:p text:style-name="P6"><text:span text:style-name="T13"><text:tab/></text:span><text:span text:style-name="T13">"FSC-H"</text:span><text:span text:style-name="T11">=c(</text:span><text:span text:style-name="T14">300</text:span><text:span text:style-name="T11">,</text:span><text:span text:style-name="T14">700</text:span><text:span text:style-name="T11">),</text:span><text:span text:style-name="T13">"SSC-H"</text:span><text:span text:style-name="T11">=c(</text:span><text:span text:style-name="T14">50</text:span><text:span text:style-name="T11">,</text:span><text:span text:style-name="T14">400</text:span><text:span text:style-name="T11">))</text:span><text:span text:style-name="T11">)</text:span></text:p>
          </draw:text-box>
        </draw:frame>
        <draw:frame draw:style-name="gr1" draw:text-style-name="P6" draw:layer="layout" svg:width="10.874cm" svg:height="1.339cm" svg:x="11.092cm" svg:y="11.77cm">
          <draw:text-box>
            <text:p text:style-name="P6"><text:span text:style-name="T2">&gt; pbmcFP</text:span><text:span text:style-name="T15"> </text:span><text:span text:style-name="T16">&lt;-</text:span><text:span text:style-name="T10"> setControlGates(</text:span><text:span text:style-name="T4">pbmcFP</text:span><text:span text:style-name="T10">,</text:span></text:p>
            <text:p text:style-name="P6"><text:span text:style-name="T10"><text:tab/></text:span><text:span text:style-name="T10">gateType=</text:span><text:span text:style-name="T17">"Negative.Control"</text:span><text:span text:style-name="T10">)</text:span></text:p>
          </draw:text-box>
        </draw:frame>
        <draw:frame draw:style-name="gr1" draw:text-style-name="P5" draw:layer="layout" svg:width="11.466cm" svg:height="0.814cm" svg:x="11.161cm" svg:y="13.67cm">
          <draw:text-box>
            <text:p text:style-name="P5"><text:span text:style-name="T2">&gt; pbmcFP</text:span><text:span text:style-name="T18"> </text:span><text:span text:style-name="T16">&lt;-</text:span><text:span text:style-name="T10"> applyControlGates(</text:span><text:span text:style-name="T4">pbmcFP</text:span><text:span text:style-name="T10">)</text:span></text:p>
          </draw:text-box>
        </draw:frame>
        <draw:frame draw:style-name="gr1" draw:text-style-name="P5" draw:layer="layout" svg:width="9.985cm" svg:height="0.814cm" svg:x="11.195cm" svg:y="15.502cm">
          <draw:text-box>
            <text:p text:style-name="P5"><text:span text:style-name="T2">&gt; pbmcFP</text:span><text:span text:style-name="T18"> </text:span><text:span text:style-name="T16">&lt;-</text:span><text:span text:style-name="T10"> summaryStats(</text:span><text:span text:style-name="T4">pbmcFP</text:span><text:span text:style-name="T10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Errol Strain</meta:initial-creator>
    <meta:creation-date>2008-08-04T15:27:22</meta:creation-date>
    <dc:creator>Errol Strain</dc:creator>
    <dc:date>2008-08-05T18:30:27</dc:date>
    <meta:editing-cycles>5</meta:editing-cycles>
    <meta:editing-duration>PT39M54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